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DejaVu Sans" svg:font-family="'DejaVu 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Bitstream Vera Serif" svg:font-family="'Bitstream Vera Serif', 'Avenir Medium'"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206da"/>
    </style:style>
    <style:style style:name="P2" style:family="paragraph" style:parent-style-name="Standard">
      <style:paragraph-properties fo:text-align="start" style:justify-single-word="false"/>
      <style:text-properties fo:language="en" fo:country="GB" officeooo:paragraph-rsid="000d7c8a"/>
    </style:style>
    <style:style style:name="P3" style:family="paragraph" style:parent-style-name="Standard">
      <style:paragraph-properties fo:text-align="start" style:justify-single-word="false"/>
      <style:text-properties fo:language="en" fo:country="GB" officeooo:paragraph-rsid="000e0bb1"/>
    </style:style>
    <style:style style:name="P4" style:family="paragraph" style:parent-style-name="Standard">
      <style:paragraph-properties fo:text-align="start" style:justify-single-word="false"/>
      <style:text-properties fo:language="en" fo:country="GB" officeooo:paragraph-rsid="001206da"/>
    </style:style>
    <style:style style:name="P5" style:family="paragraph" style:parent-style-name="Standard">
      <style:text-properties fo:language="en" fo:country="GB" officeooo:rsid="000f2bad" officeooo:paragraph-rsid="000f2cdc"/>
    </style:style>
    <style:style style:name="P6" style:family="paragraph" style:parent-style-name="Standard">
      <style:text-properties fo:language="en" fo:country="GB" officeooo:paragraph-rsid="000f927a"/>
    </style:style>
    <style:style style:name="P7" style:family="paragraph" style:parent-style-name="Abstract">
      <style:text-properties fo:language="en" fo:country="GB" officeooo:rsid="001206da" officeooo:paragraph-rsid="001206da"/>
    </style:style>
    <style:style style:name="P8" style:family="paragraph" style:parent-style-name="keywords">
      <style:text-properties fo:language="en" fo:country="GB" officeooo:rsid="000d1442" officeooo:paragraph-rsid="000d1442"/>
    </style:style>
    <style:style style:name="P9" style:family="paragraph" style:parent-style-name="Heading_20_2">
      <style:text-properties fo:language="en" fo:country="GB" officeooo:rsid="000f2bad" officeooo:paragraph-rsid="000f2bad"/>
    </style:style>
    <style:style style:name="P10" style:family="paragraph" style:parent-style-name="Heading_20_3">
      <style:text-properties fo:language="en" fo:country="GB" officeooo:rsid="000f927a"/>
    </style:style>
    <style:style style:name="P11" style:family="paragraph" style:parent-style-name="Heading_20_1">
      <style:text-properties fo:language="en" fo:country="GB"/>
    </style:style>
    <style:style style:name="P12" style:family="paragraph" style:parent-style-name="Heading_20_1">
      <style:text-properties fo:language="en" fo:country="GB" officeooo:rsid="001206da"/>
    </style:style>
    <style:style style:name="P13" style:family="paragraph" style:parent-style-name="Heading_20_1">
      <style:paragraph-properties fo:margin-left="0.4472in" fo:margin-right="0in" fo:text-indent="0in" style:auto-text-indent="false"/>
      <style:text-properties fo:language="en" fo:country="GB" officeooo:rsid="001206da" officeooo:paragraph-rsid="001206da"/>
    </style:style>
    <style:style style:name="P14" style:family="paragraph" style:parent-style-name="Title" style:master-page-name="First_20_Page">
      <style:paragraph-properties style:page-number="auto"/>
      <style:text-properties fo:language="en" fo:country="GB" officeooo:paragraph-rsid="000d7c8a"/>
    </style:style>
    <style:style style:name="P15" style:family="paragraph" style:parent-style-name="Auteur">
      <style:text-properties fo:language="en" fo:country="GB" officeooo:rsid="000c9698"/>
    </style:style>
    <style:style style:name="P16" style:family="paragraph" style:parent-style-name="Standard">
      <style:paragraph-properties fo:text-align="start" style:justify-single-word="false"/>
      <style:text-properties fo:language="en" fo:country="GB" officeooo:rsid="000e0bb1" officeooo:paragraph-rsid="001206da"/>
    </style:style>
    <style:style style:name="P17" style:family="paragraph" style:parent-style-name="Description_20_Auteur">
      <style:text-properties fo:language="en" fo:country="GB" officeooo:rsid="000c9698" fo:background-color="#ffffff"/>
    </style:style>
    <style:style style:name="P18" style:family="paragraph">
      <loext:graphic-properties draw:fill="solid" draw:fill-color="#ffffff"/>
      <style:paragraph-properties fo:text-align="center" style:writing-mode="lr-tb"/>
    </style:style>
    <style:style style:name="T1" style:family="text">
      <style:text-properties text:display="none"/>
    </style:style>
    <style:style style:name="T2" style:family="text">
      <style:text-properties officeooo:rsid="000d7c8a"/>
    </style:style>
    <style:style style:name="T3" style:family="text">
      <style:text-properties officeooo:rsid="000e0bb1"/>
    </style:style>
    <style:style style:name="T4" style:family="text">
      <style:text-properties fo:font-weight="bold" style:font-weight-asian="bold"/>
    </style:style>
    <style:style style:name="T5" style:family="text">
      <style:text-properties officeooo:rsid="000f2bad"/>
    </style:style>
    <style:style style:name="T6" style:family="text">
      <style:text-properties officeooo:rsid="000f2cdc"/>
    </style:style>
    <style:style style:name="T7" style:family="text">
      <style:text-properties officeooo:rsid="000f927a"/>
    </style:style>
    <style:style style:name="T8" style:family="text">
      <style:text-properties officeooo:rsid="00133436"/>
    </style:style>
    <style:style style:name="T9" style:family="text">
      <style:text-properties fo:language="en" fo:country="GB"/>
    </style:style>
    <style:style style:name="T10" style:family="text">
      <style:text-properties fo:language="en" fo:country="GB" officeooo:rsid="000f2bad"/>
    </style:style>
    <style:style style:name="T11" style:family="text">
      <style:text-properties fo:language="en" fo:country="GB" officeooo:rsid="000e0bb1"/>
    </style:style>
    <style:style style:name="T12" style:family="text">
      <style:text-properties fo:language="en" fo:country="GB" officeooo:rsid="001612ca"/>
    </style:style>
    <style:style style:name="T13" style:family="text">
      <style:text-properties officeooo:rsid="00137cd1"/>
    </style:style>
    <style:style style:name="T14" style:family="text">
      <style:text-properties officeooo:rsid="00139bd3"/>
    </style:style>
    <style:style style:name="T15" style:family="text">
      <style:text-properties officeooo:rsid="001612ca"/>
    </style:style>
    <style:style style:name="gr1" style:family="graphic">
      <style:graphic-properties draw:stroke="none" draw:fill="solid" draw:fill-color="#ffffff" draw:textarea-horizontal-align="left" draw:textarea-vertical-align="top" draw:auto-grow-height="false" fo:padding-top="0in" fo:padding-bottom="0in" fo:padding-left="0in" fo:padding-right="0in" fo:wrap-option="wrap" fo:margin-left="0in" fo:margin-right="0in"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ocLoop-OER: <text:span text:style-name="T14">channelling</text:span> reader feedback into Open Educational Resources</text:p>
      <text:p text:style-name="P15">Sebastian Nordhoff</text:p>
      <text:p text:style-name="P17">Language Science Press</text:p>
      <text:p text:style-name="P15">Andreas Pittrich</text:p>
      <text:p text:style-name="P17">docLoop</text:p>
      <text:p text:style-name="P7">docLoop-OER is a web platform where readers can give feedback <text:span text:style-name="T8">on stretches of a (text)book. This feedback is channelled into an issue tracker. </text:span></text:p>
      <text:p text:style-name="P8">Open Educational Resources, Empowerment, Work flow, <text:span text:style-name="T5">versioning, collaboration, issue tracker, annotation</text:span></text:p>
      <text:h text:style-name="P13" text:outline-level="1"/>
      <text:h text:style-name="P13" text:outline-level="1">Textbook production as a collaborative process</text:h>
      <text:p text:style-name="P2">More than all other types of scientific publications, Open Educational Resources (OER) profit from liberal permissions to redistribute, reuse, and remix. For textbooks, adding an additional chapter for a particular course, dropping an irrel<text:span text:style-name="T13">e</text:span>vant chapter, or even rewriting a confusing chapter become<text:span text:style-name="T2">s</text:span> possible under liberal licenses. In this way, scientific publishing comes to resemble distributed software engineering, <text:span text:style-name="T2">where collaborative creation of programs is commonplace. Different user groups can work on the tasks they know best, and they can adapt the code to their particular needs (e.g. create a mobile version). Users can file bug reports, request new features or can even propose </text:span><text:soft-page-break/><text:span text:style-name="T2">improvements of their own via so-called pull requests. For this, issue trackers are used in software development.</text:span></text:p>
      <text:p text:style-name="P2"/>
      <text:h text:style-name="P11" text:outline-level="1">Reader Feedback</text:h>
      <text:p text:style-name="P3"><text:span text:style-name="T2">Theoretically, one could simply take over the software developers' issue trackers for (text)book production. But, in the textbook world, the degree of computer literacy is a lot lower. While in software development, people are fine with interfaces like GitHub or Redmine, on the other hand in, say, a textbook on English grammar, we cannot assume that readers will be able to relate to a technical issue tracking interface. The readers might still be able to make an important contribution content-wise, but the current way of producing textbooks simply does not provide a good way of giving feedback. </text:span>This means that smaller improvements, like adding or amending one exercise, or even fixing a typo, are often not realised since the readers <text:span text:style-name="T2">are not familiar with the relevant tools. Teachers might tell their students every year anew « skip exercise 3.2, it is erroneous » but there is no easy way for them to either create the new book themselves, or even to record their finding somewhere. </text:span><text:line-break/><text:line-break/>Enter Paper<text:span text:style-name="T5">H</text:span>ive. Paper<text:span text:style-name="T5">H</text:span>ive allows readers to annotate scientific texts in their browser. This means that small amendments can easily be recorded and are anchored at their particular position in the text. <text:span text:style-name="T3">No particular technical expertise is required on the commenter's side, and no conventions as to the well-formedness of bug reports have to be observed. You spot a mistake, you mark it up. </text:span></text:p>
      <text:p text:style-name="P3">In this way, book authors can collect feedback from their readers <text:span text:style-name="T3">easily <text:s/></text:span>and improve their presentation based on the readers’ comments. But for authors, it is cumbersome to <text:span text:style-name="T3">regularly </text:span>peruse their textbook in a browser and take note of new comments and their merit. <text:span text:style-name="T3">Paperhive has a « subscribe » </text:span><text:soft-page-break/><text:span text:style-name="T3">function which notifies users about new comments via email, but this can easily jam the inbox, and it does not integrate with a nice work flow. </text:span></text:p>
      <text:p text:style-name="P3"/>
      <text:p text:style-name="P16">Thus, we have some issue tracking software on the author's side, and we have some commenting software on the reader's side, but the two are disconnected.</text:p>
      <text:p text:style-name="P4"/>
      <text:h text:style-name="P12" text:outline-level="1">Connecting Reader Feedback and Author Tools</text:h>
      <text:p text:style-name="P1"><text:span text:style-name="T9">Enter docLoop-OER. </text:span><text:span text:style-name="T12">D</text:span><text:span text:style-name="T9">ocLoop-OER provides a bridge between comments on Paperhive and an issue tracker. Every time a reader leaves a comment on a document on </text:span><text:span text:style-name="T12">PaperHive</text:span><text:span text:style-name="T9">, it is transformed into an item on the author’s todo list (e.g. on GitHub or Trello). The author can then address the comment as they see fit. </text:span><text:span text:style-name="T12">D</text:span><text:span text:style-name="T9">ocLoop-OER thus closes the loop between author-oriented tools like GitHub issues, and reader-oriented tools like PaperHive, and allows readers to easily record requests for enhancements without having to delve into the details of book production. <text:line-break/><text:line-break/></text:span><text:span text:style-name="T12">D</text:span><text:span text:style-name="T9">ocLoop-OER is </text:span><text:span text:style-name="T10">o</text:span><text:span text:style-name="T9">pen </text:span><text:span text:style-name="T10">s</text:span><text:span text:style-name="T9">ource software </text:span><text:span text:style-name="T11">available on </text:span><text:a xlink:type="simple" xlink:href="https://app.docloop.net/" text:style-name="Internet_20_link" text:visited-style-name="Visited_20_Internet_20_Link"><text:span text:style-name="T11">https://app.docloop.net/</text:span></text:a><text:span text:style-name="T9">. </text:span><text:span text:style-name="T11">It assumes that the textbook is available for commenting on a web platform (source), and that some kind of publicly available issue tracker exists (target). Everybody can now enter the source (e.g. </text:span><text:a xlink:type="simple" xlink:href="https://paperhive.org/documents/YEkPZQhJDTew" text:style-name="Internet_20_link" text:visited-style-name="Visited_20_Internet_20_Link"><text:span text:style-name="T11">https://paperhive.org/documents/YEkPZQhJDTew</text:span></text:a><text:span text:style-name="T11">) and the target (e.g. </text:span><text:a xlink:type="simple" xlink:href="https://github.com/langsci/177/issues" text:style-name="Internet_20_link" text:visited-style-name="Visited_20_Internet_20_Link"><text:span text:style-name="T11">https://github.com/langsci/177/issues</text:span></text:a><text:span text:style-name="T11">) to connect the two. The person who requests the connect obviously has to have write access to the issue tracker. DocLoop-OER</text:span><text:span text:style-name="T9"> has a modular architecture with hooks. </text:span><text:span text:style-name="T11">Currently, PaperHive and GitHub are provided as sample source and target, but </text:span><text:span text:style-name="T9">other </text:span><text:span text:style-name="T11">adapters could be added without too much trouble, </text:span><text:span text:style-name="T9">like </text:span><text:soft-page-break/><text:span text:style-name="T9">hypothes.is on the reader’</text:span><text:span text:style-name="T11">s</text:span><text:span text:style-name="T9"> side or Redmine on the author</text:span><text:span text:style-name="T11">'s</text:span><text:span text:style-name="T9"> side. </text:span></text:p>
      <text:h text:style-name="P9" text:outline-level="2">Empowerment</text:h>
      <text:p text:style-name="P5">Who creates textbooks ? Normally, tenured professors. Textbook contents will reflect the demographics of that particular group of creators. We can assume <text:span text:style-name="T15">that</text:span> the world views of the typical demographic features of this group (white, male, straight, wealthy) <text:span text:style-name="T15">are</text:span> well represented in textbooks, while the world views of other demographic groups will be less represented. <text:span text:style-name="T6">Of course, authors have always been collecting feedback, e.g. from colleagues, and readers of textbooks might send an email to the author if they have spotted a mistake. In principle, this option was available to everybody. But, in fact, feedback is more often than not recruited from the very same demographic group the author comes from. Sending a personal email to a renowned professor represents an important threshold, and only people from within the professor's peer group might actually dare. <text:s/>Open feedback platforms like PaperHive allow less privileged groups to make themselves heard an influence the creation process of a textbook by lowering that threshold. This is all the more important since textbooks transport the essence of the field to future generations, and multiple perspectives should be included in them. </text:span></text:p>
      <text:h text:style-name="P10" text:outline-level="3">Non-textbooks</text:h>
      <text:p text:style-name="P6"><text:span text:style-name="T7">DocLoop-OER focuses on Open Educational Resources in general, and on textbooks in particular, because those text books <text:s/>a) often see new editions b) often have their text changed to reflect new developments c) do not present novel insights d) present the field to beginning researchers and e) have a large and diverse readership. In principle, the technology can be used as is for other text types which do not have these features. <text:s/>Obviously, some form of revised </text:span><text:soft-page-break/><text:span text:style-name="T7">edition is required in order for docLoop to be useful. If a book was to be seen as finalised (a), there would be little merit in collecting reader feedback. Also, if new revisions only iron out typos, the incentive is not very high to contribute (b). For works which present novel insights (c), there is by definition normally only one researcher who can contribute, since it is this particular insight or theory of theirs which they wish to convey. Hence, this type of text does not lend itself that easily to collaborative approaches, but of course, <text:s/>there are research teams who could want to integrate a feedback loop into their work flow. Finally, we think that textbooks are a sensitive text type (d), where a good and balanced representation is particularly important and special care must be taken to make everybody feel welcome in the field. This goal is of course also commendable for books targeting more advanced researchers. </text:span><text:span text:style-name="T4"><text:s text:c="3"/></text:span><text:bookmark-start text:name="_PictureBullets"/><text:span text:style-name="T1"><draw:rect text:anchor-type="as-char" draw:z-index="0" draw:style-name="gr1" draw:text-style-name="P18" svg:width="0.0012in" svg:height="0.0012in"><text:p/></draw:rect></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DejaVu Sans" svg:font-family="'DejaVu 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Bitstream Vera Serif" svg:font-family="'Bitstream Vera Serif', 'Avenir Medium'"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972in" style:auto-text-indent="fals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left="0in" fo:margin-right="0in" fo:margin-top="0.1665in" fo:margin-bottom="0.0835in" loext:contextual-spacing="false" fo:hyphenation-ladder-count="no-limit" fo:text-indent="0in" style:auto-text-indent="false" fo:keep-with-next="always">
        <style:tab-stops>
          <style:tab-stop style:position="0.2083in"/>
        </style:tab-stops>
      </style:paragraph-properties>
      <style:text-properties style:font-name="Bitstream Vera Sans" fo:font-family="'Bitstream Vera Sans', 'Lucida Sans Unicode'" style:font-family-generic="swiss" style:font-pitch="variable" fo:font-size="14pt" style:font-name-asian="Mincho" style:font-family-asian="Mincho, 明朝" style:font-family-generic-asian="roman" style:font-size-asian="14pt" style:font-name-complex="Lucidasans" style:font-family-complex="Lucidasans, 'Times New 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left="0in" fo:margin-right="0in" fo:orphans="0" fo:widows="0" fo:hyphenation-ladder-count="no-limit" fo:text-indent="0.4925in" style:auto-text-indent="false"/>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fo:hyphenate="false" fo:hyphenation-remain-char-count="2" fo:hyphenation-push-char-count="2"/>
    </style:style>
    <style:style style:name="List" style:family="paragraph" style:parent-style-name="Text_20_body" style:class="list">
      <style:text-properties style:font-name-complex="Tahoma" style:font-family-complex="Tahoma" style:font-pitch-complex="variable" style:language-complex="zxx" style:country-complex="none"/>
    </style:style>
    <style:style style:name="Caption" style:family="paragraph" style:parent-style-name="Standard" style:class="extra">
      <style:paragraph-properties fo:margin-left="0in" fo:margin-right="0in" fo:margin-top="0.0835in" fo:margin-bottom="0.0835in" loext:contextual-spacing="false" fo:hyphenation-ladder-count="no-limit" fo:text-indent="0in" style:auto-text-indent="false" text:number-lines="false" text:line-number="0">
        <style:tab-stops>
          <style:tab-stop style:position="0.2083in"/>
        </style:tab-stops>
      </style:paragraph-properties>
      <style:text-properties style:font-name="Times" fo:font-family="Times" style:font-pitch="variable" fo:font-style="italic" style:font-style-asian="italic" style:font-name-complex="Lucidasans" style:font-family-complex="Lucidasans, 'Times New Roman'" style:font-pitch-complex="variable" style:font-style-complex="italic" fo:hyphenate="false" fo:hyphenation-remain-char-count="2" fo:hyphenation-push-char-count="2"/>
    </style:style>
    <style:style style:name="Index" style:family="paragraph" style:parent-style-name="Standard" style:class="index">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0835in" fo:margin-bottom="0.0835in" loext:contextual-spacing="false" fo:text-align="start" style:justify-single-word="false" fo:keep-with-next="always"/>
      <style:text-properties fo:font-size="18pt" style:font-size-asian="18pt" style:font-size-complex="16pt"/>
    </style:style>
    <style:style style:name="Heading_20_2" style:display-name="Heading 2" style:family="paragraph" style:parent-style-name="Standard" style:next-style-name="Standard" style:default-outline-level="2" style:class="text">
      <style:paragraph-properties fo:margin-left="0.1181in" fo:margin-right="0.1181in" fo:margin-top="0.0835in" fo:margin-bottom="0.0835in" loext:contextual-spacing="false" fo:text-align="start" style:justify-single-word="false" fo:text-indent="0.1972in" style:auto-text-indent="false" fo:keep-with-next="always"/>
      <style:text-properties fo:font-size="16pt" style:font-size-asian="16pt" style:font-size-complex="14pt"/>
    </style:style>
    <style:style style:name="Heading_20_3" style:display-name="Heading 3" style:family="paragraph" style:parent-style-name="Heading_20_2" style:next-style-name="Standard" style:default-outline-level="3" style:class="text">
      <style:paragraph-properties fo:margin-left="0.2362in" fo:margin-right="0.2362in" fo:text-indent="0.1972in" style:auto-text-indent="false"/>
      <style:text-properties style:font-size-complex="13pt"/>
    </style:style>
    <style:style style:name="Heading_20_4" style:display-name="Heading 4" style:family="paragraph" style:parent-style-name="Heading_20_3" style:next-style-name="Standard" style:default-outline-level="4" style:class="text">
      <style:paragraph-properties fo:margin-left="0.3543in" fo:margin-right="0.3543in" fo:text-indent="0.1972in" style:auto-text-indent="false"/>
      <style:text-properties style:font-size-complex="14pt"/>
    </style:style>
    <style:style style:name="Heading_20_5" style:display-name="Heading 5" style:family="paragraph" style:parent-style-name="Heading_20_4" style:next-style-name="Standard" style:default-outline-level="5" style:class="text">
      <style:paragraph-properties fo:margin-left="0.472in" fo:margin-right="0.472in" fo:text-indent="0.1972in" style:auto-text-indent="false"/>
      <style:text-properties style:font-size-complex="13pt"/>
    </style:style>
    <style:style style:name="Heading_20_6" style:display-name="Heading 6" style:family="paragraph" style:parent-style-name="Heading_20_5" style:next-style-name="Standard" style:default-outline-level="6" style:class="text">
      <style:paragraph-properties fo:margin-left="0.5909in" fo:margin-right="0.5909in" fo:text-indent="0.1972in" style:auto-text-indent="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left="0.7091in" fo:margin-right="0.7091in" fo:margin-top="0.0835in" fo:margin-bottom="0.0835in" loext:contextual-spacing="false" fo:text-indent="0.1972in" style:auto-text-indent="false"/>
      <style:text-properties fo:font-size="16pt" style:font-size-asian="16pt"/>
    </style:style>
    <style:style style:name="Heading_20_8" style:display-name="Heading 8" style:family="paragraph" style:parent-style-name="Heading_20_7" style:next-style-name="Standard" style:default-outline-level="8" style:class="text">
      <style:paragraph-properties fo:margin-left="0.8272in" fo:margin-right="0.8272in" fo:text-indent="0.1972in" style:auto-text-indent="false"/>
      <style:text-properties style:font-style-complex="italic"/>
    </style:style>
    <style:style style:name="Heading_20_9" style:display-name="Heading 9" style:family="paragraph" style:parent-style-name="Heading_20_8" style:next-style-name="Standard" style:default-outline-level="9" style:class="text">
      <style:paragraph-properties fo:margin-left="0.9453in" fo:margin-right="0.9453in" fo:margin-top="0.1665in" fo:margin-bottom="0.0417in" loext:contextual-spacing="false" fo:text-indent="0.1972in" style:auto-text-indent="false"/>
      <style:text-properties fo:font-size="14pt" style:font-size-asian="14pt" style:font-name-complex="Arial" style:font-family-complex="Arial" style:font-family-generic-complex="swiss" style:font-pitch-complex="variable" style:font-size-complex="11pt"/>
    </style:style>
    <style:style style:name="Auteur" style:family="paragraph" style:parent-style-name="Standard" style:next-style-name="Standard">
      <style:paragraph-properties fo:margin-left="0.3937in" fo:margin-right="0.3937in" fo:margin-top="0.0835in" fo:margin-bottom="0.0835in" loext:contextual-spacing="false" fo:text-indent="0in" style:auto-text-indent="false"/>
      <style:text-properties fo:color="#000000" style:font-name="Courier New" fo:font-family="'Courier New'" style:font-pitch="variable" fo:font-size="10pt" style:font-size-asian="10pt"/>
    </style:style>
    <style:style style:name="Title" style:family="paragraph" style:parent-style-name="Standard" style:class="chapter">
      <style:paragraph-properties fo:margin-left="0in" fo:margin-right="0in" fo:text-align="center" style:justify-single-word="false" fo:text-indent="0in" style:auto-text-indent="false"/>
      <style:text-properties fo:font-size="18pt" fo:font-weight="bold" style:font-size-asian="18pt" style:font-weight-asian="bold" style:font-size-complex="10pt"/>
    </style:style>
    <style:style style:name="Subtitle" style:family="paragraph" style:parent-style-name="Standard" style:class="chapter">
      <style:paragraph-properties fo:margin-left="0in" fo:margin-right="0in" fo:text-align="end" style:justify-single-word="false" fo:text-indent="0in" style:auto-text-indent="false"/>
      <style:text-properties style:font-name="New York" fo:font-family="'New York', 'Times New Roman'" style:font-family-generic="roman" style:font-pitch="variable" fo:font-size="14pt" fo:font-style="italic" fo:font-weight="bold" style:font-size-asian="14pt" style:font-style-asian="italic" style:font-weight-asian="bold" style:font-name-complex="New York" style:font-family-complex="'New York', 'Times New Roman'" style:font-family-generic-complex="roman" style:font-pitch-complex="variable" style:font-size-complex="10pt"/>
    </style:style>
    <style:style style:name="Resume" style:family="paragraph" style:parent-style-name="Auteur" style:next-style-name="Standard"/>
    <style:style style:name="Abstract" style:family="paragraph" style:parent-style-name="Resume" style:next-style-name="Standard"/>
    <style:style style:name="Extracto" style:family="paragraph" style:parent-style-name="Resume" style:next-style-name="Standard"/>
    <style:style style:name="Riassunto" style:family="paragraph" style:parent-style-name="Resume" style:next-style-name="Standard"/>
    <style:style style:name="Zusammenfassung" style:family="paragraph" style:parent-style-name="Resume" style:next-style-name="Standard"/>
    <style:style style:name="Annexe" style:family="paragraph" style:parent-style-name="Standard"/>
    <style:style style:name="Mots_20_Cles" style:display-name="Mots Cles" style:family="paragraph" style:parent-style-name="Title">
      <style:text-properties fo:font-size="10pt" style:font-size-asian="10pt"/>
    </style:style>
    <style:style style:name="Notice_20_Biblio" style:display-name="Notice Biblio" style:family="paragraph" style:parent-style-name="Mots_20_Cles"/>
    <style:style style:name="Description_20_Auteur" style:display-name="Description Auteur" style:family="paragraph" style:parent-style-name="Auteur"/>
    <style:style style:name="Bibliographie" style:family="paragraph" style:parent-style-name="Standard"/>
    <style:style style:name="Footnote" style:family="paragraph" style:parent-style-name="Standard" style:class="extra">
      <style:text-properties fo:font-size="10pt" style:font-size-asian="10pt" style:font-size-complex="10pt"/>
    </style:style>
    <style:style style:name="Quotations" style:family="paragraph" style:parent-style-name="Standard" style:next-style-name="Standard" style:class="html">
      <style:paragraph-properties fo:margin-left="0.7874in" fo:margin-right="0.7874in" fo:text-indent="0.1972in" style:auto-text-indent="false"/>
      <style:text-properties fo:font-size="10pt" style:font-size-asian="10pt" style:font-style-complex="italic"/>
    </style:style>
    <style:style style:name="Periode" style:family="paragraph" style:parent-style-name="Mots_20_Cles"/>
    <style:style style:name="Puces" style:family="paragraph" style:parent-style-name="Quotations">
      <style:paragraph-properties fo:margin-left="0in" fo:margin-right="0.7874in" fo:text-indent="0in" style:auto-text-indent="false"/>
      <style:text-properties style:font-style-complex="normal"/>
    </style:style>
    <style:style style:name="Pagination" style:family="paragraph" style:parent-style-name="Title">
      <style:text-properties fo:font-size="10pt" style:font-size-asian="10pt"/>
    </style:style>
    <style:style style:name="Geographie" style:family="paragraph" style:parent-style-name="Periode"/>
    <style:style style:name="Titre_20_Illustration" style:display-name="Titre Illustration" style:family="paragraph" style:parent-style-name="Standard" style:next-style-name="Standard">
      <style:paragraph-properties fo:margin-left="0.3937in" fo:margin-right="0.3937in" fo:text-align="start" style:justify-single-word="false" fo:text-indent="0in" style:auto-text-indent="false"/>
      <style:text-properties fo:color="#777777" style:font-name="Arial" fo:font-family="Arial" style:font-family-generic="swiss" style:font-pitch="variable" fo:font-size="11pt" fo:font-weight="bold" style:font-size-asian="11pt" style:font-weight-asian="bold"/>
    </style:style>
    <style:style style:name="Legende_20_Illustration" style:display-name="Legende Illustration" style:family="paragraph" style:parent-style-name="Titre_20_Illustration" style:next-style-name="Standard">
      <style:text-properties fo:font-weight="normal" style:font-weight-asian="normal"/>
    </style:style>
    <style:style style:name="Epigraphe" style:family="paragraph" style:parent-style-name="Standard">
      <style:paragraph-properties fo:text-align="end" style:justify-single-word="false"/>
    </style:style>
    <style:style style:name="Langue" style:family="paragraph" style:parent-style-name="Mots_20_Cles"/>
    <style:style style:name="NDLR" style:family="paragraph" style:parent-style-name="Standard">
      <style:paragraph-properties fo:margin-left="0.3937in" fo:margin-right="0.3937in" fo:margin-top="0.028in" fo:margin-bottom="0.028in" loext:contextual-spacing="false" fo:text-indent="0.1972in" style:auto-text-indent="false"/>
    </style:style>
    <style:style style:name="Erratum" style:family="paragraph" style:parent-style-name="NDLR"/>
    <style:style style:name="Historique" style:family="paragraph" style:parent-style-name="Erratum" style:next-style-name="Standard"/>
    <style:style style:name="Section_20_1" style:display-name="Section 1" style:family="paragraph" style:parent-style-name="Heading_20_1" style:next-style-name="Standard" style:default-outline-level="" style:list-style-name=""/>
    <style:style style:name="Section_20_2" style:display-name="Section 2" style:family="paragraph" style:parent-style-name="Heading_20_3" style:next-style-name="Standard" style:default-outline-level="" style:list-style-name=""/>
    <style:style style:name="Section_20_3" style:display-name="Section 3" style:family="paragraph" style:parent-style-name="Heading_20_4" style:next-style-name="Standard" style:default-outline-level="" style:list-style-name=""/>
    <style:style style:name="Section_20_4" style:display-name="Section 4" style:family="paragraph" style:parent-style-name="Heading_20_5" style:next-style-name="Standard" style:default-outline-level="" style:list-style-name=""/>
    <style:style style:name="Section_20_5" style:display-name="Section 5" style:family="paragraph" style:parent-style-name="Heading_20_6" style:next-style-name="Standard" style:default-outline-level="" style:list-style-name=""/>
    <style:style style:name="Section_20_6" style:display-name="Section 6" style:family="paragraph" style:parent-style-name="Heading_20_7" style:next-style-name="Standard" style:default-outline-level="" style:list-style-name=""/>
    <style:style style:name="Separateur" style:family="paragraph" style:parent-style-name="Standard" style:next-style-name="Standard">
      <style:paragraph-properties fo:text-align="center" style:justify-single-word="false"/>
    </style:style>
    <style:style style:name="Title_20__28_Objet_20_de_20_la_20_recension_29_" style:display-name="Title (Objet de la recension)" style:family="paragraph" style:parent-style-name="Title" style:next-style-name="Standard">
      <style:text-properties fo:color="#800080" style:font-size-complex="13pt"/>
    </style:style>
    <style:style style:name="Auteur_20__28_Objet_20_de_20_la_20_recension_29_" style:display-name="Auteur (Objet de la recension)" style:family="paragraph" style:parent-style-name="Auteur" style:next-style-name="Standard">
      <style:text-properties fo:color="#800080"/>
    </style:style>
    <style:style style:name="Description_20_Auteur_20__28_Objet_20_de_20_la_20_recension_29_" style:display-name="Description Auteur (Objet de la recension)" style:family="paragraph" style:parent-style-name="Description_20_Auteur" style:next-style-name="Standard">
      <style:text-properties fo:color="#800080"/>
    </style:style>
    <style:style style:name="Resume_20__28_Objet_20_de_20_la_20_recension_29_" style:display-name="Resume (Objet de la recension)" style:family="paragraph" style:parent-style-name="Resume" style:next-style-name="Standard">
      <style:paragraph-properties fo:margin-top="0.25in" fo:margin-bottom="0.25in" loext:contextual-spacing="false"/>
      <style:text-properties fo:color="#800080"/>
    </style:style>
    <style:style style:name="Langue_20__28_Objet_20_de_20_la_20_recension_29_" style:display-name="Langue (Objet de la recension)" style:family="paragraph" style:parent-style-name="Langue" style:next-style-name="Standard">
      <style:text-properties fo:color="#800080"/>
    </style:style>
    <style:style style:name="Datepubli" style:family="paragraph" style:parent-style-name="Mots_20_Cles" style:next-style-name="Standard"/>
    <style:style style:name="Datepubli_20__20__28_Objet_20_de_20_la_20_recension_29_" style:display-name="Datepubli  (Objet de la recension)" style:family="paragraph" style:parent-style-name="Datepubli" style:next-style-name="Standard">
      <style:text-properties fo:color="#800080"/>
    </style:style>
    <style:style style:name="Datepublipapier" style:family="paragraph" style:parent-style-name="Mots_20_Cles" style:next-style-name="Datepubli"/>
    <style:style style:name="Datepublipapier_20__20__28_Objet_20_de_20_la_20_recension_29_" style:display-name="Datepublipapier  (Objet de la recension)" style:family="paragraph" style:parent-style-name="Datepublipapier" style:next-style-name="Standard">
      <style:text-properties fo:color="#800080"/>
    </style:style>
    <style:style style:name="Pagination_20__28_Objet_20_de_20_la_20_recension_29_" style:display-name="Pagination (Objet de la recension)" style:family="paragraph" style:parent-style-name="Pagination" style:next-style-name="Standard">
      <style:text-properties fo:color="#800080"/>
    </style:style>
    <style:style style:name="Notice_20_Biblio_20__28_Objet_20_de_20_la_20_recension_29_" style:display-name="Notice Biblio (Objet de la recension)" style:family="paragraph" style:parent-style-name="Bibliographie" style:next-style-name="Standard">
      <style:text-properties fo:color="#800080"/>
    </style:style>
    <style:style style:name="Surtitre" style:family="paragraph" style:parent-style-name="Subtitle" style:next-style-name="Title"/>
    <style:style style:name="Droits_20_Auteur" style:display-name="Droits Auteur" style:family="paragraph" style:parent-style-name="Mots_20_Cles"/>
    <style:style style:name="Endnote" style:family="paragraph" style:parent-style-name="Standard" style:class="extra">
      <style:text-properties fo:font-size="10pt" style:font-size-asian="10pt" style:font-size-complex="10pt"/>
    </style:style>
    <style:style style:name="keywords" style:family="paragraph" style:parent-style-name="Mots_20_Cles"/>
    <style:style style:name="Themes" style:family="paragraph" style:parent-style-name="Mots_20_Cles"/>
    <style:style style:name="Style_20_Resume_20__28_Objet_20_de_20_la_20_recension_29__20__2b__20_Soulignement" style:display-name="Style Resume (Objet de la recension) + Soulignement" style:family="paragraph" style:parent-style-name="Resume_20__28_Objet_20_de_20_la_20_recension_29_">
      <style:text-properties fo:color="#800080" style:text-underline-style="solid" style:text-underline-width="auto" style:text-underline-color="font-color"/>
    </style:style>
    <style:style style:name="Style_20_Datepubli_20__20__28_Objet_20_de_20_la_20_recension_29__20__2b__20_Gras" style:display-name="Style Datepubli  (Objet de la recension) + Gras" style:family="paragraph" style:parent-style-name="Datepubli_20__20__28_Objet_20_de_20_la_20_recension_29_" style:next-style-name="Standard">
      <style:text-properties fo:font-weight="bold" style:font-weight-asian="bold" style:font-weight-complex="bold"/>
    </style:style>
    <style:style style:name="Sumario" style:family="paragraph" style:parent-style-name="Resume" style:next-style-name="Standard"/>
    <style:style style:name="Auteur_20_cite" style:display-name="Auteur cite" style:family="paragraph" style:parent-style-name="Heading_20_1" style:default-outline-level="" style:list-style-name=""/>
    <style:style style:name="Header" style:family="paragraph" style:parent-style-name="Standard" style:class="extra">
      <style:paragraph-properties fo:margin-left="0in" fo:margin-right="0in" fo:line-height="100%" fo:text-align="start" style:justify-single-word="false" fo:text-indent="0in" style:auto-text-indent="false">
        <style:tab-stops>
          <style:tab-stop style:position="4.778in" style:type="right"/>
        </style:tab-stops>
      </style:paragraph-properties>
      <style:text-properties fo:color="#0000ff" style:font-name="Times" fo:font-family="Times" style:font-pitch="variable" fo:font-size="7pt" style:font-size-asian="7pt"/>
    </style:style>
    <style:style style:name="Footer" style:family="paragraph" style:parent-style-name="Standard" style:class="extra">
      <style:paragraph-properties fo:text-align="start" style:justify-single-word="false">
        <style:tab-stops>
          <style:tab-stop style:position="3.15in" style:type="center"/>
          <style:tab-stop style:position="6.3in" style:type="right"/>
        </style:tab-stops>
      </style:paragraph-properties>
      <style:text-properties style:font-name="Times New Roman" fo:font-family="'Times New Roman'" style:font-family-generic="roman" style:font-pitch="variable" fo:font-size="12pt" style:font-size-asian="12pt" style:language-complex="none" style:country-complex="none"/>
    </style:style>
    <style:style style:name="Paragraphe_20_de_20_liste" style:display-name="Paragraphe de liste" style:family="paragraph" style:parent-style-name="Standard">
      <style:paragraph-properties fo:margin-left="0.5in" fo:margin-right="0in" fo:margin-top="0in" fo:margin-bottom="0.139in" loext:contextual-spacing="false" fo:line-height="115%" fo:text-align="start" style:justify-single-word="false" fo:text-indent="0.1972in" style:auto-text-indent="false"/>
      <style:text-properties style:font-name="Calibri" fo:font-family="Calibri" style:font-pitch="variable" style:font-size-complex="11pt"/>
    </style:style>
    <style:style style:name="Titre5"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4pt" fo:font-weight="bold" style:letter-kerning="true" style:font-name-asian="Lucida Sans Unicode" style:font-family-asian="'Lucida Sans Unicode'" style:font-pitch-asian="variable" style:font-size-asian="14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3"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1"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Titre3" style:family="paragraph" style:parent-style-name="Standard" style:next-style-name="Text_20_body">
      <style:paragraph-properties fo:margin-top="0.1665in" fo:margin-bottom="0.0835in" loext:contextual-spacing="false" fo:orphans="0" fo:widows="0" fo:hyphenation-ladder-count="no-limit" fo:keep-with-next="always"/>
      <style:text-properties style:font-name="Arial" fo:font-family="Arial" style:font-family-generic="swiss" style:font-pitch="variable" fo:font-size="14pt" style:letter-kerning="true" style:font-name-asian="Lucida Sans Unicode" style:font-family-asian="'Lucida Sans Unicode'" style:font-pitch-asian="variable" style:font-size-asian="14pt" style:font-name-complex="Tahoma" style:font-family-complex="Tahoma" style:font-pitch-complex="variable" style:font-size-complex="14pt" style:language-complex="zxx" style:country-complex="none" fo:hyphenate="false" fo:hyphenation-remain-char-count="2" fo:hyphenation-push-char-count="2"/>
    </style:style>
    <style:style style:name="Légende2"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2"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1"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Répertoire" style:family="paragraph" style:parent-style-name="Standard">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Titre4"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5pt" fo:font-weight="bold" style:letter-kerning="true" style:font-name-asian="Lucida Sans Unicode" style:font-family-asian="'Lucida Sans Unicode'" style:font-pitch-asian="variable" style:font-size-asian="15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Explorateur_20_de_20_document1" style:display-name="Explorateur de document1"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2" style:display-name="Explorateur de document2"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 style:display-name="Explorateur de document"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Note" style:family="paragraph" style:parent-style-name="Text_20_body">
      <style:text-properties style:font-name-complex="Tahoma" style:font-family-complex="Tahoma" style:font-pitch-complex="variable" style:language-complex="zxx" style:country-complex="none"/>
    </style:style>
    <style:style style:name="Titre_20_oeuvre" style:display-name="Titre oeuvre" style:family="paragraph" style:next-style-name="Standard">
      <style:paragraph-properties fo:margin-left="0.3937in" fo:margin-right="0.3937in" fo:orphans="2" fo:widows="2" fo:text-indent="0in" style:auto-text-indent="false"/>
      <style:text-properties fo:color="#800080" style:font-name="Courier New" fo:font-family="'Courier New'"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3pt" style:language-complex="ar" style:country-complex="SA"/>
    </style:style>
    <style:style style:name="Auteur_20_oeuvre" style:display-name="Auteur oeuvre" style:family="paragraph" style:parent-style-name="Titre_20_oeuvre" style:next-style-name="Standard"/>
    <style:style style:name="Notice_20_Biblio_20_oeuvre" style:display-name="Notice Biblio oeuvre" style:family="paragraph" style:parent-style-name="Titre_20_oeuvre" style:next-style-name="Date_20_publi_20_oeuvre">
      <style:paragraph-properties fo:padding-left="0in" fo:padding-right="0in" fo:padding-top="0.0138in" fo:padding-bottom="0in" fo:border-left="none" fo:border-right="none" fo:border-top="0.51pt solid #000000" fo:border-bottom="none"/>
    </style:style>
    <style:style style:name="Date_20_publi_20_oeuvre" style:display-name="Date publi oeuvre" style:family="paragraph" style:parent-style-name="Titre_20_oeuvre"/>
    <style:style style:name="Editeur_20_scientifique" style:display-name="Editeur scientifique" style:family="paragraph" style:parent-style-name="Auteur"/>
    <style:style style:name="Schlagworter" style:family="paragraph" style:parent-style-name="Mots_20_Cles"/>
    <style:style style:name="Citation_20_bis" style:display-name="Citation bis" style:family="paragraph" style:parent-style-name="Standard" style:next-style-name="Standard">
      <style:paragraph-properties fo:margin-left="1.1811in" fo:margin-right="0in" fo:margin-top="0.0835in" fo:margin-bottom="0.0835in" loext:contextual-spacing="false" fo:text-indent="0.1972in" style:auto-text-indent="false"/>
      <style:text-properties fo:font-size="11pt" style:font-size-asian="11pt"/>
    </style:style>
    <style:style style:name="Citation_20_ter" style:display-name="Citation ter" style:family="paragraph" style:parent-style-name="Standard" style:next-style-name="Standard">
      <style:paragraph-properties fo:margin-left="1.339in" fo:margin-right="0in" fo:margin-top="0.1665in" fo:margin-bottom="0.1665in" loext:contextual-spacing="false" fo:line-height="150%" fo:text-indent="0.1972in" style:auto-text-indent="false"/>
      <style:text-properties fo:font-size="11pt" style:font-size-asian="11pt"/>
    </style:style>
    <style:style style:name="Titres_20_traduits" style:display-name="Titres traduits" style:family="paragraph" style:parent-style-name="Title"/>
    <style:style style:name="Traducteur" style:family="paragraph" style:parent-style-name="Auteur"/>
    <style:style style:name="Question" style:family="paragraph" style:parent-style-name="Standard" style:next-style-name="Standard"/>
    <style:style style:name="Reponse" style:family="paragraph" style:parent-style-name="Standard" style:next-style-name="Question"/>
    <style:style style:name="Dedicace" style:family="paragraph" style:parent-style-name="Standard"/>
    <style:style style:name="Remerciements" style:family="paragraph" style:parent-style-name="Standard">
      <style:paragraph-properties fo:margin-left="0.748in" fo:margin-right="0in" fo:margin-top="0.0835in" fo:margin-bottom="0.0835in" loext:contextual-spacing="false" fo:text-indent="0.1972in" style:auto-text-indent="false"/>
    </style:style>
    <style:style style:name="NDLA" style:family="paragraph" style:parent-style-name="Standard">
      <style:paragraph-properties fo:margin-left="0.3937in" fo:margin-right="0.3937in" fo:margin-top="0.028in" fo:margin-bottom="0.028in" loext:contextual-spacing="false" fo:text-indent="0.1972in" style:auto-text-indent="false"/>
    </style:style>
    <style:style style:name="Code" style:family="paragraph" style:parent-style-name="Standard">
      <style:paragraph-properties fo:margin-left="0.7874in" fo:margin-right="0.7874in" fo:margin-top="0.028in" fo:margin-bottom="0.028in" loext:contextual-spacing="false" fo:text-indent="0.1972in" style:auto-text-indent="false"/>
      <style:text-properties style:font-name="Verdana" fo:font-family="Verdana" style:font-pitch="variable" fo:font-size="10pt" style:font-size-asian="10pt"/>
    </style:style>
    <style:style style:name="Title_20__28_en_29_" style:display-name="Title (en)" style:family="paragraph" style:parent-style-name="Titres_20_traduits" style:next-style-name="Auteur"/>
    <style:style style:name="Titolo_20__28_it_29_" style:display-name="Titolo (it)" style:family="paragraph" style:parent-style-name="Titres_20_traduits" style:next-style-name="Auteur"/>
    <style:style style:name="Titulo_20__28_es_29_" style:display-name="Titulo (es)" style:family="paragraph" style:parent-style-name="Titres_20_traduits" style:next-style-name="Auteur"/>
    <style:style style:name="Titel_20__28_de_29_" style:display-name="Titel (de)" style:family="paragraph" style:parent-style-name="Titres_20_traduits" style:next-style-name="Auteur"/>
    <style:style style:name="Paragraphe_20_sans_20_retrait" style:display-name="Paragraphe sans retrait" style:family="paragraph" style:parent-style-name="Standard">
      <style:paragraph-properties fo:margin-left="0in" fo:margin-right="0in" fo:text-indent="0in" style:auto-text-indent="false"/>
    </style:style>
    <style:style style:name="Numéro_20_du_20_document" style:display-name="Numéro du document" style:family="paragraph" style:parent-style-name="Title"/>
    <style:style style:name="Titre_20__28_fr_29_" style:display-name="Titre (fr)" style:family="paragraph" style:parent-style-name="Titres_20_traduits" style:next-style-name="Auteur"/>
    <style:style style:name="Crédits_20_Illustration" style:display-name="Crédits Illustration" style:family="paragraph" style:parent-style-name="Titre_20_Illustration" style:next-style-name="Standard">
      <style:text-properties fo:font-size="10pt" fo:font-weight="normal" style:font-size-asian="10pt" style:font-weight-asian="normal"/>
    </style:style>
    <style:style style:name="Resumen" style:family="paragraph" style:parent-style-name="Abstract" style:next-style-name="Palabrasclaves"/>
    <style:style style:name="Palabrasclaves" style:family="paragraph" style:parent-style-name="keywords"/>
    <style:style style:name="encadre" style:family="paragraph" style:parent-style-name="Quotations">
      <loext:graphic-properties draw:fill="solid" draw:fill-color="#e0e0e0" draw:opacity="100%"/>
      <style:paragraph-properties fo:background-color="#e0e0e0"/>
    </style:style>
    <style:style style:name="motscles"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ndla"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resume"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biblio" style:family="paragraph" style:parent-style-name="Standard">
      <style:paragraph-properties fo:margin-left="0.3335in" fo:margin-right="0.1283in" fo:margin-top="0.0835in" fo:margin-bottom="0in" loext:contextual-spacing="false" fo:hyphenation-ladder-count="no-limit" fo:text-indent="-0.333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21" style:display-name="Liste 21" style:family="paragraph" style:parent-style-name="Standard">
      <style:paragraph-properties fo:margin-left="0.3929in" fo:margin-right="0in" fo:margin-top="0.0835in" fo:margin-bottom="0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ˆ_20_puces_20_3" style:display-name="Liste ˆ puces 3" style:family="paragraph" style:parent-style-name="Standard">
      <style:paragraph-properties fo:margin-left="0.5898in" fo:margin-right="0in" fo:margin-top="0.0835in" fo:margin-bottom="0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continue_20_31" style:display-name="Liste continue 31" style:family="paragraph" style:parent-style-name="Standard">
      <style:paragraph-properties fo:margin-left="0.5898in" fo:margin-right="0in" fo:margin-top="0in" fo:margin-bottom="0.0835in" loext:contextual-spacing="false" fo:hyphenation-ladder-count="no-limit" fo:text-indent="0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Titre_20_signataire" style:display-name="Titre signataire" style:family="paragraph" style:parent-style-name="Standard">
      <style:paragraph-properties fo:margin-left="0in" fo:margin-right="0in" fo:margin-top="0.1665in" fo:margin-bottom="0.0417in" loext:contextual-spacing="false" fo:text-align="center" style:justify-single-word="false" fo:hyphenation-ladder-count="no-limit" fo:text-indent="0in" style:auto-text-indent="false">
        <style:tab-stops>
          <style:tab-stop style:position="0.2083in"/>
        </style:tab-stops>
      </style:paragraph-properties>
      <style:text-properties style:font-name="New York" fo:font-family="'New York', 'Times New Roman'" style:font-family-generic="roman" style:font-pitch="variable" fo:font-size="16pt" fo:font-weight="bold" style:font-size-asian="16pt" style:font-weight-asian="bold" style:font-name-complex="New York" style:font-family-complex="'New York', 'Times New Roman'" style:font-family-generic-complex="roman" style:font-pitch-complex="variable" style:font-size-complex="16pt" style:font-weight-complex="bold" fo:hyphenate="false" fo:hyphenation-remain-char-count="2" fo:hyphenation-push-char-count="2"/>
    </style:style>
    <style:style style:name="Normal1" style:family="paragraph" style:parent-style-name="Standard">
      <style:paragraph-properties fo:margin-left="0.0138in" fo:margin-right="0in" fo:margin-top="0.0835in" fo:margin-bottom="0in" loext:contextual-spacing="false" fo:hyphenation-ladder-count="no-limit" fo:text-indent="0in" style:auto-text-indent="false">
        <style:tab-stops>
          <style:tab-stop style:position="0.1945in"/>
        </style:tab-stops>
      </style:paragraph-properties>
      <style:text-properties fo:hyphenate="false" fo:hyphenation-remain-char-count="2" fo:hyphenation-push-char-count="2"/>
    </style:style>
    <style:style style:name="WW-Standard" style:family="paragraph">
      <style:paragraph-properties fo:margin-top="0.0835in" fo:margin-bottom="0in" loext:contextual-spacing="false" fo:orphans="0" fo:widows="0" fo:hyphenation-ladder-count="no-limit" style:text-autospace="none"/>
      <style:text-properties style:use-window-font-color="true" style:font-name="Bitstream Vera Serif" fo:font-family="'Bitstream Vera Serif', 'Avenir Medium'" style:font-family-generic="roman" style:font-pitch="variable" fo:font-size="12pt" style:font-name-asian="Arial" style:font-family-asian="Arial" style:font-family-generic-asian="swiss" style:font-pitch-asian="variable" style:font-size-asian="12pt" style:font-name-complex="Bitstream Vera Serif" style:font-family-complex="'Bitstream Vera Serif', 'Avenir Medium'"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aire" style:family="paragraph" style:parent-style-name="Standard">
      <style:paragraph-properties fo:margin-left="0in" fo:margin-right="0in" fo:margin-top="0.0835in" fo:margin-bottom="0in" loext:contextual-spacing="false"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Times New Roman'" style:font-family-generic-complex="roman" style:font-pitch-complex="variable" style:font-size-complex="10pt" fo:hyphenate="false" fo:hyphenation-remain-char-count="2" fo:hyphenation-push-char-count="2"/>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left="0in" fo:margin-right="0in" fo:margin-top="0.0835in" fo:margin-bottom="0in" loext:contextual-spacing="false" fo:hyphenation-ladder-count="no-limit" fo:text-indent="0in" style:auto-text-indent="false">
        <style:tab-stops>
          <style:tab-stop style:position="0.2083in"/>
        </style:tab-stops>
      </style:paragraph-properties>
      <style:text-properties style:font-name="Tahoma" fo:font-family="Tahoma" style:font-pitch="variable" fo:font-size="8pt" style:font-size-asian="8pt" style:font-name-complex="Tahoma" style:font-family-complex="Tahoma" style:font-pitch-complex="variable" style:font-size-complex="8pt" fo:hyphenate="false" fo:hyphenation-remain-char-count="2" fo:hyphenation-push-char-count="2"/>
    </style:style>
    <style:style style:name="Note_20_bas_20_de_20_page" style:display-name="Note bas de page"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Times New Roman'" style:font-family-generic-complex="roman" style:font-pitch-complex="variable" fo:hyphenate="false" fo:hyphenation-remain-char-count="2" fo:hyphenation-push-char-count="2"/>
    </style:style>
    <style:style style:name="ex-ling"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tyle="italic" style:font-style-asian="italic" style:font-name-complex="New York" style:font-family-complex="'New York', 'Times New Roman'" style:font-family-generic-complex="roman" style:font-pitch-complex="variable" fo:hyphenate="false" fo:hyphenation-remain-char-count="2" fo:hyphenation-push-char-count="2"/>
    </style:style>
    <style:style style:name="Normal_20__28_web_29_" style:display-name="Normal (web)"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titreillustration"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pitch="variable" style:font-charset="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style>
    <style:style style:name="WW8Num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9z0" style:family="text">
      <style:text-properties style:font-name="Symbol" fo:font-family="Symbol" style:font-pitch="variable" style:font-charset="x-symbol"/>
    </style:style>
    <style:style style:name="WW8Num11z0" style:family="text">
      <style:text-properties style:font-name="Symbol" fo:font-family="Symbol" style:font-pitch="variable" style:font-charset="x-symbol"/>
    </style:style>
    <style:style style:name="WW8Num1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9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9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pitch="variable" style:font-name-complex="Wingdings" style:font-family-complex="Wingdings" style:font-pitch-complex="variable" style:font-charset-complex="x-symbol"/>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pitch="variable" style:font-charset="x-symbol"/>
    </style:style>
    <style:style style:name="WW8Num21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New York" style:font-family-complex="'New York', 'Times New Roman'" style:font-family-generic-complex="roman" style:font-pitch-complex="variable"/>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pitch="variable" style:font-charset="x-symbol"/>
    </style:style>
    <style:style style:name="WW8Num25z0" style:family="text">
      <style:text-properties style:font-name="Times" fo:font-family="Times" style:font-pitch="variable" style:font-name-asian="Times New Roman" style:font-family-asian="'Times New Roman'" style:font-family-generic-asian="roman" style:font-pitch-asian="variable" style:font-name-complex="Times" style:font-family-complex="Times" style:font-pitch-complex="variable"/>
    </style:style>
    <style:style style:name="WW8Num25z1" style:family="text">
      <style:text-properties style:font-name="Courier New" fo:font-family="'Courier New'" style:font-pitch="variable" style:font-name-complex="Courier New" style:font-family-complex="'Courier New'" style:font-pitch-complex="variable"/>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pitch="variable" style:font-charset="x-symbol"/>
    </style:style>
    <style:style style:name="WW8Num2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6z1" style:family="text">
      <style:text-properties style:font-name="Courier New" fo:font-family="'Courier New'" style:font-pitch="variable" style:font-name-complex="Wingdings" style:font-family-complex="Wingdings" style:font-pitch-complex="variable" style:font-charset-complex="x-symbol"/>
    </style:style>
    <style:style style:name="WW8Num26z2" style:family="text">
      <style:text-properties style:font-name="Wingdings" fo:font-family="Wingdings" style:font-pitch="variable" style:font-charset="x-symbol"/>
    </style:style>
    <style:style style:name="WW8Num26z3" style:family="text">
      <style:text-properties style:font-name="Symbol" fo:font-family="Symbol" style:font-pitch="variable" style:font-charset="x-symbol"/>
    </style:style>
    <style:style style:name="WW8Num27z0" style:family="text">
      <style:text-properties fo:font-style="normal" style:font-style-asian="normal" style:font-style-complex="normal"/>
    </style:style>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pitch="variable" style:font-name-complex="Wingdings" style:font-family-complex="Wingdings" style:font-pitch-complex="variable" style:font-charset-complex="x-symbol"/>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pitch="variable" style:font-charset="x-symbol"/>
    </style:style>
    <style:style style:name="WW8Num32z0" style:family="text">
      <style:text-properties style:font-name="Symbol" fo:font-family="Symbol" style:font-pitch="variable" style:font-charset="x-symbol"/>
    </style:style>
    <style:style style:name="WW8Num3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z1" style:family="text">
      <style:text-properties style:font-name="Courier New" fo:font-family="'Courier New'" style:font-pitch="variable" style:font-name-complex="Wingdings" style:font-family-complex="Wingdings" style:font-pitch-complex="variable" style:font-charset-complex="x-symbol"/>
    </style:style>
    <style:style style:name="WW8Num33z2" style:family="text">
      <style:text-properties style:font-name="Wingdings" fo:font-family="Wingdings" style:font-pitch="variable" style:font-charset="x-symbol"/>
    </style:style>
    <style:style style:name="WW8Num33z3" style:family="text">
      <style:text-properties style:font-name="Symbol" fo:font-family="Symbol" style:font-pitch="variable" style:font-charset="x-symbol"/>
    </style:style>
    <style:style style:name="WW8Num35z0" style:family="text">
      <style:text-properties style:font-name="Symbol" fo:font-family="Symbol" style:font-pitch="variable" style:font-charset="x-symbol"/>
    </style:style>
    <style:style style:name="WW8Num35z1" style:family="text">
      <style:text-properties style:font-name="Courier New" fo:font-family="'Courier New'" style:font-pitch="variable"/>
    </style:style>
    <style:style style:name="WW8Num35z2" style:family="text">
      <style:text-properties style:font-name="Wingdings" fo:font-family="Wingdings" style:font-pitch="variable" style:font-charset="x-symbol"/>
    </style:style>
    <style:style style:name="WW8Num39z1" style:family="text">
      <style:text-properties style:font-name="Courier New" fo:font-family="'Courier New'" style:font-pitch="variable" style:font-name-complex="Courier New" style:font-family-complex="'Courier New'" style:font-pitch-complex="variable"/>
    </style:style>
    <style:style style:name="WW8Num39z2" style:family="text">
      <style:text-properties style:font-name="Wingdings" fo:font-family="Wingdings" style:font-pitch="variable" style:font-charset="x-symbol"/>
    </style:style>
    <style:style style:name="WW8Num39z3" style:family="text">
      <style:text-properties style:font-name="Symbol" fo:font-family="Symbol" style:font-pitch="variable" style:font-charset="x-symbol"/>
    </style:style>
    <style:style style:name="WW8Num4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0z1" style:family="text">
      <style:text-properties style:font-name="Courier New" fo:font-family="'Courier New'" style:font-pitch="variable" style:font-name-complex="Wingdings" style:font-family-complex="Wingdings" style:font-pitch-complex="variable" style:font-charset-complex="x-symbol"/>
    </style:style>
    <style:style style:name="WW8Num40z2" style:family="text">
      <style:text-properties style:font-name="Wingdings" fo:font-family="Wingdings" style:font-pitch="variable" style:font-charset="x-symbol"/>
    </style:style>
    <style:style style:name="WW8Num40z3" style:family="text">
      <style:text-properties style:font-name="Symbol" fo:font-family="Symbol" style:font-pitch="variable" style:font-charset="x-symbol"/>
    </style:style>
    <style:style style:name="WW8Num41z0" style:family="text">
      <style:text-properties style:font-name="Symbol" fo:font-family="Symbol" style:font-pitch="variable" style:font-charset="x-symbol"/>
    </style:style>
    <style:style style:name="WW8Num41z1" style:family="text">
      <style:text-properties style:font-name="Courier New" fo:font-family="'Courier New'" style:font-pitch="variable" style:font-name-complex="Courier New" style:font-family-complex="'Courier New'" style:font-pitch-complex="variable"/>
    </style:style>
    <style:style style:name="WW8Num41z2" style:family="text">
      <style:text-properties style:font-name="Wingdings" fo:font-family="Wingdings" style:font-pitch="variable" style:font-charset="x-symbol"/>
    </style:style>
    <style:style style:name="WW8Num42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New York" style:font-family-complex="'New York', 'Times New Roman'" style:font-family-generic-complex="roman" style:font-pitch-complex="variable"/>
    </style:style>
    <style:style style:name="WW8Num42z1" style:family="text">
      <style:text-properties style:font-name="Courier New" fo:font-family="'Courier New'" style:font-pitch="variable" style:font-name-complex="Courier New" style:font-family-complex="'Courier New'" style:font-pitch-complex="variable"/>
    </style:style>
    <style:style style:name="WW8Num42z2" style:family="text">
      <style:text-properties style:font-name="Wingdings" fo:font-family="Wingdings" style:font-pitch="variable" style:font-charset="x-symbol"/>
    </style:style>
    <style:style style:name="WW8Num42z3" style:family="text">
      <style:text-properties style:font-name="Symbol" fo:font-family="Symbol" style:font-pitch="variable" style:font-charset="x-symbol"/>
    </style:style>
    <style:style style:name="WW8Num43z0" style:family="text">
      <style:text-properties style:font-name="Symbol" fo:font-family="Symbol" style:font-pitch="variable" style:font-charset="x-symbol"/>
    </style:style>
    <style:style style:name="WW8Num4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45z1" style:family="text">
      <style:text-properties style:font-name="Courier New" fo:font-family="'Courier New'" style:font-pitch="variable" style:font-name-complex="Wingdings" style:font-family-complex="Wingdings" style:font-pitch-complex="variable" style:font-charset-complex="x-symbol"/>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 fo:font-family="Symbol" style:font-pitch="variable" style:font-charset="x-symbol" style:font-name-complex="Wingdings" style:font-family-complex="Wingdings" style:font-pitch-complex="variable" style:font-charset-complex="x-symbol"/>
    </style:style>
    <style:style style:name="WW8Num4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7z1" style:family="text">
      <style:text-properties style:font-name="Courier New" fo:font-family="'Courier New'" style:font-pitch="variable" style:font-name-complex="Wingdings" style:font-family-complex="Wingdings" style:font-pitch-complex="variable" style:font-charset-complex="x-symbol"/>
    </style:style>
    <style:style style:name="WW8Num47z2" style:family="text">
      <style:text-properties style:font-name="Wingdings" fo:font-family="Wingdings" style:font-pitch="variable" style:font-charset="x-symbol"/>
    </style:style>
    <style:style style:name="WW8Num47z3" style:family="text">
      <style:text-properties style:font-name="Symbol" fo:font-family="Symbol" style:font-pitch="variable" style:font-charset="x-symbol"/>
    </style:style>
    <style:style style:name="Police_20_par_20_défaut" style:display-name="Police par défaut" style:family="text"/>
    <style:style style:name="Affiliation" style:family="text"/>
    <style:style style:name="Fonction" style:family="text"/>
    <style:style style:name="Prefixe" style:family="text"/>
    <style:style style:name="Courriel" style:family="text"/>
    <style:style style:name="Sit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text-properties style:text-position="super 58%"/>
    </style:style>
    <style:style style:name="Note_20_de_20_bas_20_de_20_page_20_Car" style:display-name="Note de bas de page Car" style:family="text"/>
    <style:style style:name="Titre_20_2_20_Car" style:display-name="Titre 2 Car" style:family="text">
      <style:text-properties fo:font-size="16pt" style:font-size-asian="16pt" style:font-size-complex="14pt"/>
    </style:style>
    <style:style style:name="Titre_20_7_20_Car" style:display-name="Titre 7 Car" style:family="text">
      <style:text-properties fo:font-size="16pt" style:font-size-asian="16pt" style:font-size-complex="12pt"/>
    </style:style>
    <style:style style:name="Section_20_6_20_Car" style:display-name="Section 6 Car" style:family="text" style:parent-style-name="Titre_20_7_20_Car"/>
    <style:style style:name="Citation_20_Car" style:display-name="Citation Car" style:family="text">
      <style:text-properties style:font-size-complex="12pt" style:font-style-complex="italic"/>
    </style:style>
    <style:style style:name="Resume_20__28_Objet_20_de_20_la_20_recension_29__20_Car" style:display-name="Resume (Objet de la recension) Car" style:family="text">
      <style:text-properties fo:color="#800080" style:font-name="Arial" fo:font-family="Arial" style:font-family-generic="swiss" style:font-pitch="variable" fo:font-style="italic" style:font-style-asian="italic" style:font-size-complex="12pt" style:language-complex="ar" style:country-complex="SA"/>
    </style:style>
    <style:style style:name="Style_20_Resume_20__28_Objet_20_de_20_la_20_recension_29__20__2b__20_Soulignement_20_Car" style:display-name="Style Resume (Objet de la recension) + Soulignement Car" style:family="text">
      <style:text-properties fo:color="#800080" style:font-name="Arial" fo:font-family="Arial" style:font-family-generic="swiss" style:font-pitch="variable" fo:font-style="italic" style:text-underline-style="solid" style:text-underline-width="auto" style:text-underline-color="font-color" style:font-style-asian="italic" style:font-size-complex="12pt" style:language-complex="ar" style:country-complex="SA"/>
    </style:style>
    <style:style style:name="Description_20_Auteur_20_Car" style:display-name="Description Auteur Car" style:family="text"/>
    <style:style style:name="Datepubli_20_Car" style:display-name="Datepubli Car" style:family="text" style:parent-style-name="Description_20_Auteur_20_Car"/>
    <style:style style:name="Datepubli_20__20__28_Objet_20_de_20_la_20_recension_29__20_Car" style:display-name="Datepubli  (Objet de la recension) Car" style:family="text">
      <style:text-properties fo:color="#800080" style:font-name="Arial" fo:font-family="Arial" style:font-family-generic="swiss" style:font-pitch="variable" fo:font-size="8pt" style:font-size-asian="8pt" style:font-size-complex="12pt" style:language-complex="ar" style:country-complex="SA"/>
    </style:style>
    <style:style style:name="Style_20_Datepubli_20__20__28_Objet_20_de_20_la_20_recension_29__20__2b__20_Gras_20_Car" style:display-name="Style Datepubli  (Objet de la recension) + Gras Car" style:family="text">
      <style:text-properties fo:color="#800080" style:font-name="Arial" fo:font-family="Arial" style:font-family-generic="swiss" style:font-pitch="variable" fo:font-size="8pt" fo:font-weight="bold" style:font-size-asian="8pt" style:font-weight-asian="bold" style:font-size-complex="12pt" style:language-complex="ar" style:country-complex="SA" style:font-weight-complex="bold"/>
    </style:style>
    <style:style style:name="Footnote_20_Symbol" style:display-name="Footnote Symbol" style:family="text"/>
    <style:style style:name="Page_20_Number" style:display-name="Page Number" style:family="text" style:parent-style-name="Police_20_par_20_défaut"/>
    <style:style style:name="listedetailvalue" style:family="text" style:parent-style-name="Police_20_par_20_défaut"/>
    <style:style style:name="_20_Car_20_Car2" style:display-name=" Car Car2" style:family="text" style:parent-style-name="Police_20_par_20_défaut"/>
    <style:style style:name="Visited_20_Internet_20_Link" style:display-name="Visited Internet Link" style:family="text">
      <style:text-properties fo:color="#800080" style:text-underline-style="solid" style:text-underline-width="auto" style:text-underline-color="font-color"/>
    </style:style>
    <style:style style:name="text" style:family="text" style:parent-style-name="Police_20_par_20_défaut"/>
    <style:style style:name="Police_20_par_20_défaut3" style:display-name="Police par défaut3" style:family="text"/>
    <style:style style:name="Absatz-Standardschriftart" style:family="text"/>
    <style:style style:name="WW-Absatz-Standardschriftart" style:family="text"/>
    <style:style style:name="Police_20_par_20_défaut2" style:display-name="Police par défaut2"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Police_20_par_20_défaut1" style:display-name="Police par défaut1" style:family="text"/>
    <style:style style:name="Site_20_HTML" style:display-name="Site HTML" style:family="text">
      <style:text-properties fo:font-style="italic" style:font-style-asian="italic" style:font-style-complex="italic"/>
    </style:style>
    <style:style style:name="WW-Caractères_20_de_20_note_20_de_20_fin" style:display-name="WW-Caractères de note de fin" style:family="text">
      <style:text-properties style:text-position="super 58%" style:font-name="Times New Roman" fo:font-family="'Times New Roman'" style:font-family-generic="roman" style:font-pitch="variable" fo:font-size="10pt" style:font-size-asian="10pt"/>
    </style:style>
    <style:style style:name="WW-Caractères_20_de_20_note_20_de_20_bas_20_de_20_page" style:display-name="WW-Caractères de note de bas de page" style:family="text">
      <style:text-properties style:text-position="super 58%"/>
    </style:style>
    <style:style style:name="WW-Caractères_20_de_20_note_20_de_20_bas_20_de_20_page1" style:display-name="WW-Caractères de note de bas de page1" style:family="text"/>
    <style:style style:name="Appel_20_note_20_de_20_bas_20_de_20_p.1" style:display-name="Appel note de bas de p.1" style:family="text">
      <style:text-properties style:text-position="super 58%"/>
    </style:style>
    <style:style style:name="Appel_20_note_20_de_20_bas_20_de_20_p.2" style:display-name="Appel note de bas de p.2" style:family="text">
      <style:text-properties style:text-position="super 58%"/>
    </style:style>
    <style:style style:name="_20_Car" style:display-name=" Car" style:family="text">
      <style:text-properties fo:font-size="12pt" style:letter-kerning="true" style:font-name-asian="Lucida Sans Unicode" style:font-family-asian="'Lucida Sans Unicode'" style:font-pitch-asian="variable" style:font-size-asian="12pt" style:language-complex="ar" style:country-complex="SA"/>
    </style:style>
    <style:style style:name="Auteur_20_Car" style:display-name="Auteur Car" style:family="text">
      <style:text-properties fo:color="#000000" style:font-name="Courier New" fo:font-family="'Courier New'" style:font-pitch="variable" style:font-size-complex="12pt"/>
    </style:style>
    <style:style style:name="Date_20_publi_20_oeuvre_20_Car" style:display-name="Date publi oeuvre Car" style:family="text"/>
    <style:style style:name="Titre_20_oeuvre_20_Car" style:display-name="Titre oeuvre Car" style:family="text">
      <style:text-properties fo:color="#800080" style:font-name="Courier New" fo:font-family="'Courier New'" style:font-pitch="variable" style:font-size-complex="13pt"/>
    </style:style>
    <style:style style:name="Caractère_20_de_20_note_20_de_20_bas_20_de_20_page" style:display-name="Caractère de note de bas de page" style:family="text"/>
    <style:style style:name="Titre_20_Car" style:display-name="Titre Car" style:family="text">
      <style:text-properties fo:color="#000000" style:font-name="Courier New" fo:font-family="'Courier New'" style:font-pitch="variable" fo:font-size="12pt" style:letter-kerning="true" style:font-size-asian="12pt" style:font-name-complex="Arial" style:font-family-complex="Arial" style:font-family-generic-complex="swiss" style:font-pitch-complex="variable" style:font-size-complex="12pt"/>
    </style:style>
    <style:style style:name="Sous-titre_20_Car" style:display-name="Sous-titre Car" style:family="text">
      <style:text-properties fo:color="#000080" style:font-name="Courier New" fo:font-family="'Courier New'" style:font-pitch="variable" style:letter-kerning="true" style:font-name-complex="Arial" style:font-family-complex="Arial" style:font-family-generic-complex="swiss" style:font-pitch-complex="variable" style:font-size-complex="12pt"/>
    </style:style>
    <style:style style:name="Titre_20_1_20_Car" style:display-name="Titre 1 Car" style:family="text">
      <style:text-properties fo:font-size="18pt" style:font-size-asian="18pt" style:font-size-complex="16pt"/>
    </style:style>
    <style:style style:name="Titre_20_3_20_Car" style:display-name="Titre 3 Car" style:family="text">
      <style:text-properties fo:font-size="16pt" style:font-size-asian="16pt" style:font-size-complex="13pt"/>
    </style:style>
    <style:style style:name="Titre_20_4_20_Car" style:display-name="Titre 4 Car" style:family="text">
      <style:text-properties fo:font-size="16pt" style:font-size-asian="16pt" style:font-size-complex="14pt"/>
    </style:style>
    <style:style style:name="Titre_20_5_20_Car" style:display-name="Titre 5 Car" style:family="text">
      <style:text-properties fo:font-size="16pt" style:font-size-asian="16pt" style:font-size-complex="13pt"/>
    </style:style>
    <style:style style:name="Titre_20_6_20_Car" style:display-name="Titre 6 Car" style:family="text">
      <style:text-properties fo:font-size="16pt" style:font-size-asian="16pt" style:font-size-complex="11pt" style:font-weight-complex="bold"/>
    </style:style>
    <style:style style:name="WW8Num2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2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Bullet_20_Symbols" style:display-name="Bullet Symbols" style:family="text">
      <style:text-properties style:font-name="StarSymbol" fo:font-family="StarSymbol, 'Courier New'" style:font-pitch="variable" fo:font-size="9pt" style:font-name-asian="StarSymbol" style:font-family-asian="StarSymbol, 'Courier New'" style:font-pitch-asian="variable" style:font-size-asian="9pt" style:font-name-complex="StarSymbol" style:font-family-complex="StarSymbol, 'Courier New'" style:font-pitch-complex="variable" style:font-size-complex="9pt"/>
    </style:style>
    <style:style style:name="WW-Absatz-Standardschriftart1111111111111111" style:family="text"/>
    <style:style style:name="Corps_20_de_20_texte_20_Car" style:display-name="Corps de texte Car" style:family="text">
      <style:text-properties fo:font-size="12pt" style:letter-kerning="true" style:font-name-asian="Lucida Sans Unicode" style:font-family-asian="'Lucida Sans Unicode'" style:font-pitch-asian="variable" style:font-size-asian="12pt" style:font-size-complex="12pt"/>
    </style:style>
    <style:style style:name="Pied_20_de_20_page_20_Car" style:display-name="Pied de page Car" style:family="text">
      <style:text-properties fo:font-size="12pt" style:font-size-asian="12pt" style:font-size-complex="12pt"/>
    </style:style>
    <style:style style:name="Marque_20_d_27_annotation" style:display-name="Marque d'annotation" style:family="text">
      <style:text-properties fo:font-size="8pt" style:font-size-asian="8pt" style:font-size-complex="8pt"/>
    </style:style>
    <style:style style:name="Commentaire_20_Car" style:display-name="Commentaire Car" style:family="text">
      <style:text-properties style:font-name="Times" fo:font-family="Times" style:font-pitch="variable" style:font-name-complex="New York" style:font-family-complex="'New York', 'Times New Roman'" style:font-family-generic-complex="roman" style:font-pitch-complex="variable"/>
    </style:style>
    <style:style style:name="Objet_20_du_20_commentaire_20_Car" style:display-name="Objet du commentaire Car" style:family="text">
      <style:text-properties style:font-name="Times" fo:font-family="Times" style:font-pitch="variable" fo:font-weight="bold" style:font-weight-asian="bold" style:font-name-complex="New York" style:font-family-complex="'New York', 'Times New Roman'" style:font-family-generic-complex="roman" style:font-pitch-complex="variable" style:font-weight-complex="bold"/>
    </style:style>
    <style:style style:name="Texte_20_de_20_bulles_20_Car" style:display-name="Texte de bulles Car" style:family="text">
      <style:text-properties style:font-name="Tahoma" fo:font-family="Tahoma" style:font-pitch="variable" fo:font-size="8pt" style:font-size-asian="8pt" style:font-name-complex="Tahoma" style:font-family-complex="Tahoma" style:font-pitch-complex="variable" style:font-size-complex="8pt"/>
    </style:style>
    <style:style style:name="a" style:family="text"/>
    <style:style style:name="spec1" style:family="text"/>
    <style:style style:name="Note_20_bas_20_de_20_page_20_Car" style:display-name="Note bas de page Car" style:family="text">
      <style:text-properties style:font-name="Times" fo:font-family="Times" style:font-pitch="variable" style:font-name-complex="New York" style:font-family-complex="'New York', 'Times New Roman'" style:font-family-generic-complex="roman" style:font-pitch-complex="variable" style:font-size-complex="12pt"/>
    </style:style>
    <style:style style:name="ex-ling_20_Car" style:display-name="ex-ling Car" style:family="text">
      <style:text-properties style:font-name="Times" fo:font-family="Times" style:font-pitch="variable" fo:font-size="12pt" fo:font-style="italic" style:font-size-asian="12pt" style:font-style-asian="italic" style:font-name-complex="New York" style:font-family-complex="'New York', 'Times New Roman'" style:font-family-generic-complex="roman" style:font-pitch-complex="variable" style:font-size-complex="12pt"/>
    </style:style>
    <style:style style:name="normal" style:family="text"/>
    <style:style style:name="En-tête_20_Car" style:display-name="En-tête Car" style:family="text">
      <style:text-properties fo:color="#0000ff" style:font-name="Times" fo:font-family="Times" style:font-pitch="variable" fo:font-size="7pt" style:font-size-asian="7pt" style:font-size-complex="12pt"/>
    </style:style>
    <style:style style:name="apple-converted-space"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3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3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3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3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3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3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3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4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4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4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4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4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4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5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5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5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5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5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5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5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6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6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6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6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6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6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6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7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7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7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7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7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7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7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7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8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8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8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8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8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8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8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8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9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9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9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9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9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9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9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9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fo:text-indent="-0.25in" fo:margin-left="0.7417in"/>
        </style:list-level-properties>
        <style:text-properties style:font-name="Times New Roman"/>
      </text:list-level-style-bullet>
      <text:list-level-style-bullet text:level="2" text:style-name="WW8Num20z1" text:bullet-char="o">
        <style:list-level-properties text:list-level-position-and-space-mode="label-alignment">
          <style:list-level-label-alignment text:label-followed-by="listtab" fo:text-indent="-0.25in" fo:margin-left="1.2417in"/>
        </style:list-level-properties>
        <style:text-properties fo:font-family="'Courier New'" style:font-family-generic="modern" style:font-pitch="variable"/>
      </text:list-level-style-bullet>
      <text:list-level-style-bullet text:level="3" text:style-name="WW8Num20z2"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fo:text-indent="-0.25in" fo:margin-left="2.7417in"/>
        </style:list-level-properties>
        <style:text-properties fo:font-family="'Courier New'" style:font-family-generic="modern" style:font-pitch="variable"/>
      </text:list-level-style-bullet>
      <text:list-level-style-bullet text:level="6" text:style-name="WW8Num20z2"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fo:text-indent="-0.25in" fo:margin-left="4.2417in"/>
        </style:list-level-properties>
        <style:text-properties fo:font-family="'Courier New'" style:font-family-generic="modern" style:font-pitch="variable"/>
      </text:list-level-style-bullet>
      <text:list-level-style-bullet text:level="9" text:style-name="WW8Num20z2"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5in" fo:text-indent="-0.25in" fo:margin-left="0.5in"/>
        </style:list-level-properties>
        <style:text-properties fo:font-family="Times" style:font-family-generic="roman" style:font-pitch="variable"/>
      </text:list-level-style-bullet>
      <text:list-level-style-bullet text:level="2" text:style-name="WW8Num2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6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6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6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6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2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2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2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fo:text-indent="-0.25in" fo:margin-left="0.7425in"/>
        </style:list-level-properties>
        <style:text-properties style:font-name="Times New Roman"/>
      </text:list-level-style-bullet>
      <text:list-level-style-bullet text:level="2" text:style-name="WW8Num33z1" text:bullet-char="o">
        <style:list-level-properties text:list-level-position-and-space-mode="label-alignment">
          <style:list-level-label-alignment text:label-followed-by="listtab" fo:text-indent="-0.25in" fo:margin-left="1.2425in"/>
        </style:list-level-properties>
        <style:text-properties fo:font-family="'Courier New'" style:font-family-generic="modern" style:font-pitch="variable"/>
      </text:list-level-style-bullet>
      <text:list-level-style-bullet text:level="3" text:style-name="WW8Num33z2"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8Num33z3"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fo:text-indent="-0.25in" fo:margin-left="2.7425in"/>
        </style:list-level-properties>
        <style:text-properties fo:font-family="'Courier New'" style:font-family-generic="modern" style:font-pitch="variable"/>
      </text:list-level-style-bullet>
      <text:list-level-style-bullet text:level="6" text:style-name="WW8Num33z2"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8Num33z3"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fo:text-indent="-0.25in" fo:margin-left="4.2425in"/>
        </style:list-level-properties>
        <style:text-properties fo:font-family="'Courier New'" style:font-family-generic="modern" style:font-pitch="variable"/>
      </text:list-level-style-bullet>
      <text:list-level-style-bullet text:level="9" text:style-name="WW8Num33z2"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9917in" fo:text-indent="-0.1252in" fo:margin-left="1.9917in"/>
        </style:list-level-properties>
      </text:list-level-style-number>
      <text:list-level-style-number text:level="4"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4917in" fo:text-indent="-0.1252in" fo:margin-left="3.4917in"/>
        </style:list-level-properties>
      </text:list-level-style-number>
      <text:list-level-style-number text:level="7" style:num-suffix="." style:num-format="1">
        <style:list-level-properties text:list-level-position-and-space-mode="label-alignment">
          <style:list-level-label-alignment text:label-followed-by="listtab" text:list-tab-stop-position="3.9917in" fo:text-indent="-0.25in" fo:margin-left="3.99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4917in" fo:text-indent="-0.25in" fo:margin-left="4.491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9917in"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style:font-family-generic="modern" style:font-pitch="variable"/>
      </text:list-level-style-bullet>
      <text:list-level-style-bullet text:level="3" text:style-name="WW8Num35z2"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style:font-family-generic="modern" style:font-pitch="variable"/>
      </text:list-level-style-bullet>
      <text:list-level-style-bullet text:level="6" text:style-name="WW8Num35z2"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style:font-family-generic="modern" style:font-pitch="variable"/>
      </text:list-level-style-bullet>
      <text:list-level-style-bullet text:level="9" text:style-name="WW8Num35z2"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3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3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3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0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0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0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0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0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0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0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0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text:bullet-char="-">
        <style:list-level-properties text:list-level-position-and-space-mode="label-alignment">
          <style:list-level-label-alignment text:label-followed-by="listtab" text:list-tab-stop-position="1.2311in" fo:text-indent="-0.25in" fo:margin-left="1.2311in"/>
        </style:list-level-properties>
        <style:text-properties style:font-name="Times New Roman"/>
      </text:list-level-style-bullet>
      <text:list-level-style-bullet text:level="2" text:style-name="WW8Num45z1" text:bullet-char="o">
        <style:list-level-properties text:list-level-position-and-space-mode="label-alignment">
          <style:list-level-label-alignment text:label-followed-by="listtab" text:list-tab-stop-position="1.7311in" fo:text-indent="-0.25in" fo:margin-left="1.7311in"/>
        </style:list-level-properties>
        <style:text-properties fo:font-family="'Courier New'" style:font-family-generic="modern" style:font-pitch="variable"/>
      </text:list-level-style-bullet>
      <text:list-level-style-bullet text:level="3" text:style-name="WW8Num45z2" text:bullet-char="">
        <style:list-level-properties text:list-level-position-and-space-mode="label-alignment">
          <style:list-level-label-alignment text:label-followed-by="listtab" text:list-tab-stop-position="2.2311in" fo:text-indent="-0.25in" fo:margin-left="2.2311in"/>
        </style:list-level-properties>
        <style:text-properties style:font-name="Wingdings"/>
      </text:list-level-style-bullet>
      <text:list-level-style-bullet text:level="4" text:style-name="WW8Num45z3" text:bullet-char="">
        <style:list-level-properties text:list-level-position-and-space-mode="label-alignment">
          <style:list-level-label-alignment text:label-followed-by="listtab" text:list-tab-stop-position="2.7311in" fo:text-indent="-0.25in" fo:margin-left="2.7311in"/>
        </style:list-level-properties>
        <style:text-properties style:font-name="Symbol"/>
      </text:list-level-style-bullet>
      <text:list-level-style-bullet text:level="5" text:style-name="WW8Num45z1" text:bullet-char="o">
        <style:list-level-properties text:list-level-position-and-space-mode="label-alignment">
          <style:list-level-label-alignment text:label-followed-by="listtab" text:list-tab-stop-position="3.2311in" fo:text-indent="-0.25in" fo:margin-left="3.2311in"/>
        </style:list-level-properties>
        <style:text-properties fo:font-family="'Courier New'" style:font-family-generic="modern" style:font-pitch="variable"/>
      </text:list-level-style-bullet>
      <text:list-level-style-bullet text:level="6" text:style-name="WW8Num45z2" text:bullet-char="">
        <style:list-level-properties text:list-level-position-and-space-mode="label-alignment">
          <style:list-level-label-alignment text:label-followed-by="listtab" text:list-tab-stop-position="3.7311in" fo:text-indent="-0.25in" fo:margin-left="3.7311in"/>
        </style:list-level-properties>
        <style:text-properties style:font-name="Wingdings"/>
      </text:list-level-style-bullet>
      <text:list-level-style-bullet text:level="7" text:style-name="WW8Num45z3" text:bullet-char="">
        <style:list-level-properties text:list-level-position-and-space-mode="label-alignment">
          <style:list-level-label-alignment text:label-followed-by="listtab" text:list-tab-stop-position="4.2311in" fo:text-indent="-0.25in" fo:margin-left="4.2311in"/>
        </style:list-level-properties>
        <style:text-properties style:font-name="Symbol"/>
      </text:list-level-style-bullet>
      <text:list-level-style-bullet text:level="8" text:style-name="WW8Num45z1" text:bullet-char="o">
        <style:list-level-properties text:list-level-position-and-space-mode="label-alignment">
          <style:list-level-label-alignment text:label-followed-by="listtab" text:list-tab-stop-position="4.7311in" fo:text-indent="-0.25in" fo:margin-left="4.7311in"/>
        </style:list-level-properties>
        <style:text-properties fo:font-family="'Courier New'" style:font-family-generic="modern" style:font-pitch="variable"/>
      </text:list-level-style-bullet>
      <text:list-level-style-bullet text:level="9" text:style-name="WW8Num45z2" text:bullet-char="">
        <style:list-level-properties text:list-level-position-and-space-mode="label-alignment">
          <style:list-level-label-alignment text:label-followed-by="listtab" text:list-tab-stop-position="5.2311in" fo:text-indent="-0.25in" fo:margin-left="5.2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7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7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7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7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7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7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7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7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811in" fo:margin-bottom="3.5634in" fo:margin-left="2.0866in" fo:margin-right="2.0866in" style:writing-mode="lr-tb" style:layout-grid-color="#c0c0c0" style:layout-grid-lines="30"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Nelly CHARRE</meta:initial-creator>
    <meta:creation-date>2017-11-13T13:56:00</meta:creation-date>
    <dc:date>2018-04-04T16:25:49.350667220</dc:date>
    <meta:print-date>2004-06-04T17:55:00</meta:print-date>
    <meta:editing-cycles>17</meta:editing-cycles>
    <meta:editing-duration>PT2H51M24S</meta:editing-duration>
    <meta:generator>LibreOffice/5.1.6.2$Linux_X86_64 LibreOffice_project/10m0$Build-2</meta:generator>
    <meta:document-statistic meta:table-count="0" meta:image-count="0" meta:object-count="0" meta:page-count="5" meta:paragraph-count="19" meta:word-count="1130" meta:character-count="7206" meta:non-whitespace-character-count="6077"/>
  </office:meta>
</office:document-meta>
</file>